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6afd" officeooo:paragraph-rsid="00176af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76afd" officeooo:paragraph-rsid="00176afd" style:font-weight-asian="bold" style:font-weight-complex="bold"/>
    </style:style>
    <style:style style:name="P3" style:family="paragraph" style:parent-style-name="Standard">
      <style:text-properties officeooo:rsid="00176afd" officeooo:paragraph-rsid="00176afd"/>
    </style:style>
    <style:style style:name="P4" style:family="paragraph" style:parent-style-name="Standard">
      <style:text-properties officeooo:rsid="001d2c4f" officeooo:paragraph-rsid="001d2c4f"/>
    </style:style>
    <style:style style:name="T1" style:family="text">
      <style:text-properties officeooo:rsid="00183ea4"/>
    </style:style>
    <style:style style:name="T2" style:family="text">
      <style:text-properties officeooo:rsid="001b3eb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 web <text:span text:style-name="T1">développeur</text:span></text:p>
      <text:p text:style-name="P1"/>
      <text:p text:style-name="P1">site internet pour un club de p<text:span text:style-name="T1">o</text:span>le dance</text:p>
      <text:p text:style-name="P1">intégrer centrale de réservation en ligne pour les adhérents</text:p>
      <text:p text:style-name="P1">intégrer planning </text:p>
      <text:p text:style-name="P1">intégrer mail automatique en cas d’annulation de cours de la par<text:span text:style-name="T1">t</text:span> du club</text:p>
      <text:p text:style-name="P1">créer base de données client<text:span text:style-name="T2">s</text:span></text:p>
      <text:p text:style-name="P1"><text:span text:style-name="T1">possibilité</text:span> de faire abonnement en ligne + ajout de document <text:span text:style-name="T1">+ <text:s/>en ligne PayPal + cb + mandat prélèvement automatique </text:span></text:p>
      <text:p text:style-name="P1">vitrine du club avec tuto p<text:span text:style-name="T1">o</text:span>le dance + événement + représentation événementiels,</text:p>
      <text:p text:style-name="P1">possibilité pour le club de modifier le planning en ligne / <text:span text:style-name="T1">ajouter événement + vidéo .</text:span>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09:05:36.835694115</meta:creation-date>
    <meta:editing-duration>PT6H51M48S</meta:editing-duration>
    <meta:editing-cycles>3</meta:editing-cycles>
    <meta:generator>LibreOffice/6.0.7.3$Linux_X86_64 LibreOffice_project/00m0$Build-3</meta:generator>
    <dc:date>2019-09-27T16:53:05.024490381</dc:date>
    <meta:document-statistic meta:table-count="0" meta:image-count="0" meta:object-count="0" meta:page-count="1" meta:paragraph-count="9" meta:word-count="88" meta:character-count="527" meta:non-whitespace-character-count="445"/>
  </office:meta>
</office:document-meta>
</file>